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5811in"/>
    </style:style>
    <style:style style:name="co7" style:family="table-column">
      <style:table-column-properties fo:break-before="auto" style:column-width="0.8555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626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_Basic mobil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0.021202" calcext:value-type="float">
            <text:p>0.021202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1.06196" calcext:value-type="float">
            <text:p>1.06196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0.066192" calcext:value-type="float">
            <text:p>0.066192</text:p>
          </table:table-cell>
          <table:table-cell office:value-type="float" office:value="0.044631" calcext:value-type="float">
            <text:p>0.044631</text:p>
          </table:table-cell>
          <table:table-cell office:value-type="float" office:value="0.176133" calcext:value-type="float">
            <text:p>0.176133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122984" calcext:value-type="float">
            <text:p>0.122984</text:p>
          </table:table-cell>
          <table:table-cell office:value-type="float" office:value="1.351032" calcext:value-type="float">
            <text:p>1.3510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2" calcext:value-type="float">
            <text:p>2</text:p>
          </table:table-cell>
          <table:table-cell office:value-type="float" office:value="8848" calcext:value-type="float">
            <text:p>8848</text:p>
          </table:table-cell>
          <table:table-cell office:value-type="float" office:value="153" calcext:value-type="float">
            <text:p>15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0.489249" calcext:value-type="float">
            <text:p>0.489249</text:p>
          </table:table-cell>
          <table:table-cell office:value-type="float" office:value="0.298107" calcext:value-type="float">
            <text:p>0.298107</text:p>
          </table:table-cell>
          <table:table-cell office:value-type="float" office:value="1.309938" calcext:value-type="float">
            <text:p>1.309938</text:p>
          </table:table-cell>
          <table:table-cell office:value-type="float" office:value="0.992991" calcext:value-type="float">
            <text:p>0.992991</text:p>
          </table:table-cell>
          <table:table-cell office:value-type="float" office:value="0.949315" calcext:value-type="float">
            <text:p>0.949315</text:p>
          </table:table-cell>
          <table:table-cell office:value-type="float" office:value="5.345894" calcext:value-type="float">
            <text:p>5.345894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3" calcext:value-type="float">
            <text:p>3</text:p>
          </table:table-cell>
          <table:table-cell office:value-type="float" office:value="151077" calcext:value-type="float">
            <text:p>151077</text:p>
          </table:table-cell>
          <table:table-cell office:value-type="float" office:value="1838" calcext:value-type="float">
            <text:p>1838</text:p>
          </table:table-cell>
          <table:table-cell office:value-type="float" office:value="11331" calcext:value-type="float">
            <text:p>11331</text:p>
          </table:table-cell>
          <table:table-cell office:value-type="float" office:value="9338" calcext:value-type="float">
            <text:p>9338</text:p>
          </table:table-cell>
          <table:table-cell office:value-type="float" office:value="3.351977" calcext:value-type="float">
            <text:p>3.351977</text:p>
          </table:table-cell>
          <table:table-cell office:value-type="float" office:value="3.032173" calcext:value-type="float">
            <text:p>3.032173</text:p>
          </table:table-cell>
          <table:table-cell office:value-type="float" office:value="9.908336" calcext:value-type="float">
            <text:p>9.908336</text:p>
          </table:table-cell>
          <table:table-cell office:value-type="float" office:value="14.949966" calcext:value-type="float">
            <text:p>14.949966</text:p>
          </table:table-cell>
          <table:table-cell office:value-type="float" office:value="11.336489" calcext:value-type="float">
            <text:p>11.336489</text:p>
          </table:table-cell>
          <table:table-cell office:value-type="float" office:value="49.457832" calcext:value-type="float">
            <text:p>49.4578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4" calcext:value-type="float">
            <text:p>4</text:p>
          </table:table-cell>
          <table:table-cell office:value-type="float" office:value="1194240" calcext:value-type="float">
            <text:p>1194240</text:p>
          </table:table-cell>
          <table:table-cell office:value-type="float" office:value="13123" calcext:value-type="float">
            <text:p>13123</text:p>
          </table:table-cell>
          <table:table-cell office:value-type="float" office:value="122777" calcext:value-type="float">
            <text:p>122777</text:p>
          </table:table-cell>
          <table:table-cell office:value-type="float" office:value="107196" calcext:value-type="float">
            <text:p>107196</text:p>
          </table:table-cell>
          <table:table-cell office:value-type="float" office:value="30.078865" calcext:value-type="float">
            <text:p>30.078865</text:p>
          </table:table-cell>
          <table:table-cell office:value-type="float" office:value="30.559625" calcext:value-type="float">
            <text:p>30.559625</text:p>
          </table:table-cell>
          <table:table-cell office:value-type="float" office:value="92.396537" calcext:value-type="float">
            <text:p>92.396537</text:p>
          </table:table-cell>
          <table:table-cell office:value-type="float" office:value="116.046941" calcext:value-type="float">
            <text:p>116.046941</text:p>
          </table:table-cell>
          <table:table-cell office:value-type="float" office:value="108.049083" calcext:value-type="float">
            <text:p>108.049083</text:p>
          </table:table-cell>
          <table:table-cell office:value-type="float" office:value="436.360693" calcext:value-type="float">
            <text:p>436.360693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5" calcext:value-type="float">
            <text:p>5</text:p>
          </table:table-cell>
          <table:table-cell office:value-type="float" office:value="10728317" calcext:value-type="float">
            <text:p>10728317</text:p>
          </table:table-cell>
          <table:table-cell office:value-type="float" office:value="79419" calcext:value-type="float">
            <text:p>79419</text:p>
          </table:table-cell>
          <table:table-cell office:value-type="float" office:value="709069" calcext:value-type="float">
            <text:p>709069</text:p>
          </table:table-cell>
          <table:table-cell office:value-type="float" office:value="548329" calcext:value-type="float">
            <text:p>548329</text:p>
          </table:table-cell>
          <table:table-cell office:value-type="float" office:value="126.158842" calcext:value-type="float">
            <text:p>126.158842</text:p>
          </table:table-cell>
          <table:table-cell office:value-type="float" office:value="200.880479" calcext:value-type="float">
            <text:p>200.880479</text:p>
          </table:table-cell>
          <table:table-cell office:value-type="float" office:value="496.253675" calcext:value-type="float">
            <text:p>496.253675</text:p>
          </table:table-cell>
          <table:table-cell office:value-type="float" office:value="903.105794" calcext:value-type="float">
            <text:p>903.105794</text:p>
          </table:table-cell>
          <table:table-cell office:value-type="float" office:value="539.015301" calcext:value-type="float">
            <text:p>539.015301</text:p>
          </table:table-cell>
          <table:table-cell office:value-type="float" office:value="2583.574681" calcext:value-type="float">
            <text:p>2583.574681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6" calcext:value-type="float">
            <text:p>6</text:p>
          </table:table-cell>
          <table:table-cell office:value-type="float" office:value="69686496" calcext:value-type="float">
            <text:p>69686496</text:p>
          </table:table-cell>
          <table:table-cell office:value-type="float" office:value="571159" calcext:value-type="float">
            <text:p>571159</text:p>
          </table:table-cell>
          <table:table-cell office:value-type="float" office:value="6120895" calcext:value-type="float">
            <text:p>6120895</text:p>
          </table:table-cell>
          <table:table-cell office:value-type="float" office:value="5170834" calcext:value-type="float">
            <text:p>5170834</text:p>
          </table:table-cell>
          <table:table-cell office:value-type="float" office:value="1100.918703" calcext:value-type="float">
            <text:p>1100.918703</text:p>
          </table:table-cell>
          <table:table-cell office:value-type="float" office:value="1556.128614" calcext:value-type="float">
            <text:p>1556.128614</text:p>
          </table:table-cell>
          <table:table-cell office:value-type="float" office:value="3951.581302" calcext:value-type="float">
            <text:p>3951.581302</text:p>
          </table:table-cell>
          <table:table-cell office:value-type="float" office:value="5864.103271" calcext:value-type="float">
            <text:p>5864.103271</text:p>
          </table:table-cell>
          <table:table-cell office:value-type="float" office:value="5374.466978" calcext:value-type="float">
            <text:p>5374.466978</text:p>
          </table:table-cell>
          <table:table-cell office:value-type="float" office:value="20417.779872" calcext:value-type="float">
            <text:p>20417.77987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7" calcext:value-type="float">
            <text:p>7</text:p>
          </table:table-cell>
          <table:table-cell office:value-type="float" office:value="735677253" calcext:value-type="float">
            <text:p>735677253</text:p>
          </table:table-cell>
          <table:table-cell office:value-type="float" office:value="4395895" calcext:value-type="float">
            <text:p>4395895</text:p>
          </table:table-cell>
          <table:table-cell office:value-type="float" office:value="47123568" calcext:value-type="float">
            <text:p>47123568</text:p>
          </table:table-cell>
          <table:table-cell office:value-type="float" office:value="36267612" calcext:value-type="float">
            <text:p>36267612</text:p>
          </table:table-cell>
          <table:table-cell office:value-type="float" office:value="6871.898335" calcext:value-type="float">
            <text:p>6871.898335</text:p>
          </table:table-cell>
          <table:table-cell office:value-type="float" office:value="14595.272408" calcext:value-type="float">
            <text:p>14595.272408</text:p>
          </table:table-cell>
          <table:table-cell office:value-type="float" office:value="31470.202212" calcext:value-type="float">
            <text:p>31470.202212</text:p>
          </table:table-cell>
          <table:table-cell office:value-type="float" office:value="61913.952099" calcext:value-type="float">
            <text:p>61913.952099</text:p>
          </table:table-cell>
          <table:table-cell office:value-type="float" office:value="37030.443631" calcext:value-type="float">
            <text:p>37030.443631</text:p>
          </table:table-cell>
          <table:table-cell office:value-type="float" office:value="171991.360432" calcext:value-type="float">
            <text:p>171991.3604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8" calcext:value-type="float">
            <text:p>8</text:p>
          </table:table-cell>
          <table:table-cell office:value-type="float" office:value="5271754324" calcext:value-type="float">
            <text:p>5271754324</text:p>
          </table:table-cell>
          <table:table-cell office:value-type="float" office:value="33556059" calcext:value-type="float">
            <text:p>33556059</text:p>
          </table:table-cell>
          <table:table-cell office:value-type="float" office:value="411833741" calcext:value-type="float">
            <text:p>411833741</text:p>
          </table:table-cell>
          <table:table-cell office:value-type="float" office:value="337190539" calcext:value-type="float">
            <text:p>337190539</text:p>
          </table:table-cell>
          <table:table-cell office:value-type="float" office:value="62954.91704" calcext:value-type="float">
            <text:p>62954.91704</text:p>
          </table:table-cell>
          <table:table-cell office:value-type="float" office:value="116871.390388" calcext:value-type="float">
            <text:p>116871.390388</text:p>
          </table:table-cell>
          <table:table-cell office:value-type="float" office:value="262160.630363" calcext:value-type="float">
            <text:p>262160.630363</text:p>
          </table:table-cell>
          <table:table-cell office:value-type="float" office:value="442787.873033" calcext:value-type="float">
            <text:p>442787.873033</text:p>
          </table:table-cell>
          <table:table-cell office:value-type="float" office:value="384357.287738" calcext:value-type="float">
            <text:p>384357.287738</text:p>
          </table:table-cell>
          <table:table-cell office:value-type="float" office:value="1436412.569437" calcext:value-type="float">
            <text:p>1436412.569437</text:p>
          </table:table-cell>
        </table:table-row>
      </table:table>
      <table:table table:name="7_Stand pat" table:style-name="ta1">
        <table:shapes>
          <draw:frame draw:z-index="0" draw:style-name="gr1" draw:text-style-name="P1" svg:width="6.2988in" svg:height="3.5429in" svg:x="2.1559in" svg:y="11.6177in">
            <draw:object draw:notify-on-update-of-ranges="'7_Stand pat'.N35:'7_Stand pat'.R35 '7_Stand pat'.N36:'7_Stand pat'.R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1677in" svg:y="11.6185in">
            <draw:object draw:notify-on-update-of-ranges="'7_Stand pat'.N14:'7_Stand pat'.R14 '7_Stand pat'.N15:'7_Stand pat'.R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677in" svg:y="4.9717in">
            <draw:object draw:notify-on-update-of-ranges="'7_Stand pat'.M35:'7_Stand pat'.M35 '7_Stand pat'.M36:'7_Stand pat'.M37 '7_Stand pat'.N35:'7_Stand pat'.N35 '7_Stand pat'.N36:'7_Stand pat'.N37 '7_Stand pat'.O35:'7_Stand pat'.O35 '7_Stand pat'.O36:'7_Stand pat'.O37 '7_Stand pat'.P35:'7_Stand pat'.P35 '7_Stand pat'.P36:'7_Stand pat'.P37 '7_Stand pat'.Q35:'7_Stand pat'.Q35 '7_Stand pat'.Q36:'7_Stand pat'.Q37 '7_Stand pat'.R35:'7_Stand pat'.R35 '7_Stand pat'.R36:'7_Stand pat'.R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5831in" svg:y="15.7154in">
            <draw:object draw:notify-on-update-of-ranges="'7_Stand pat'.D1:'7_Stand pat'.D1 '7_Stand pat'.D2:'7_Stand pat'.D10 '7_Stand pat'.E1:'7_Stand pat'.E1 '7_Stand pat'.E2:'7_Stand pat'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04in" svg:height="3.5453in" svg:x="2.0008in" svg:y="15.4039in">
            <draw:object draw:notify-on-update-of-ranges="'7_Stand pat'.D15:'7_Stand pat'.D15 '7_Stand pat'.D16:'7_Stand pat'.D24 '7_Stand pat'.E15:'7_Stand pat'.E15 '7_Stand pat'.E16:'7_Stand pat'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Search entries" draw:style-name="gr1" draw:text-style-name="P1" svg:width="6.2988in" svg:height="3.5429in" svg:x="5.4248in" svg:y="7.6283in">
            <draw:object draw:notify-on-update-of-ranges="'7_Stand pat'.B43:'7_Stand pat'.B43 '7_Stand pat'.B44:'7_Stand pat'.B52 '7_Stand pat'.C43:'7_Stand pat'.C43 '7_Stand pat'.C44:'7_Stand pat'.C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057714" calcext:value-type="float">
            <text:p>0.05771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1.038001" calcext:value-type="float">
            <text:p>1.03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.032514" calcext:value-type="float">
            <text:p>0.032514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.117557" calcext:value-type="float">
            <text:p>0.117557</text:p>
          </table:table-cell>
          <table:table-cell office:value-type="float" office:value="0.121" calcext:value-type="float">
            <text:p>0.121</text:p>
          </table:table-cell>
          <table:table-cell office:value-type="float" office:value="0.900407" calcext:value-type="float">
            <text:p>0.900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2" calcext:value-type="float">
            <text:p>2</text:p>
          </table:table-cell>
          <table:table-cell office:value-type="float" office:value="1866" calcext:value-type="float">
            <text:p>1866</text:p>
          </table:table-cell>
          <table:table-cell office:value-type="float" office:value="60" calcext:value-type="float">
            <text:p>60</text:p>
          </table:table-cell>
          <table:table-cell office:value-type="float" office:value="470" calcext:value-type="float">
            <text:p>470</text:p>
          </table:table-cell>
          <table:table-cell office:value-type="float" office:value="484" calcext:value-type="float">
            <text:p>484</text:p>
          </table:table-cell>
          <table:table-cell office:value-type="float" office:value="0.138099" calcext:value-type="float">
            <text:p>0.138099</text:p>
          </table:table-cell>
          <table:table-cell office:value-type="float" office:value="0.087676" calcext:value-type="float">
            <text:p>0.087676</text:p>
          </table:table-cell>
          <table:table-cell office:value-type="float" office:value="0.086691" calcext:value-type="float">
            <text:p>0.086691</text:p>
          </table:table-cell>
          <table:table-cell office:value-type="float" office:value="0.207259" calcext:value-type="float">
            <text:p>0.207259</text:p>
          </table:table-cell>
          <table:table-cell office:value-type="float" office:value="0.389035" calcext:value-type="float">
            <text:p>0.389035</text:p>
          </table:table-cell>
          <table:table-cell office:value-type="float" office:value="1.714021" calcext:value-type="float">
            <text:p>1.714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3" calcext:value-type="float">
            <text:p>3</text:p>
          </table:table-cell>
          <table:table-cell office:value-type="float" office:value="27791" calcext:value-type="float">
            <text:p>27791</text:p>
          </table:table-cell>
          <table:table-cell office:value-type="float" office:value="524" calcext:value-type="float">
            <text:p>524</text:p>
          </table:table-cell>
          <table:table-cell office:value-type="float" office:value="1205" calcext:value-type="float">
            <text:p>1205</text:p>
          </table:table-cell>
          <table:table-cell office:value-type="float" office:value="1085" calcext:value-type="float">
            <text:p>1085</text:p>
          </table:table-cell>
          <table:table-cell office:value-type="float" office:value="0.511186" calcext:value-type="float">
            <text:p>0.511186</text:p>
          </table:table-cell>
          <table:table-cell office:value-type="float" office:value="0.424666" calcext:value-type="float">
            <text:p>0.424666</text:p>
          </table:table-cell>
          <table:table-cell office:value-type="float" office:value="0.330624" calcext:value-type="float">
            <text:p>0.330624</text:p>
          </table:table-cell>
          <table:table-cell office:value-type="float" office:value="3.332364" calcext:value-type="float">
            <text:p>3.332364</text:p>
          </table:table-cell>
          <table:table-cell office:value-type="float" office:value="4.582129" calcext:value-type="float">
            <text:p>4.582129</text:p>
          </table:table-cell>
          <table:table-cell office:value-type="float" office:value="10.916004" calcext:value-type="float">
            <text:p>10.916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4" calcext:value-type="float">
            <text:p>4</text:p>
          </table:table-cell>
          <table:table-cell office:value-type="float" office:value="54317" calcext:value-type="float">
            <text:p>54317</text:p>
          </table:table-cell>
          <table:table-cell office:value-type="float" office:value="1419" calcext:value-type="float">
            <text:p>1419</text:p>
          </table:table-cell>
          <table:table-cell office:value-type="float" office:value="12152" calcext:value-type="float">
            <text:p>12152</text:p>
          </table:table-cell>
          <table:table-cell office:value-type="float" office:value="12304" calcext:value-type="float">
            <text:p>12304</text:p>
          </table:table-cell>
          <table:table-cell office:value-type="float" office:value="3.340939" calcext:value-type="float">
            <text:p>3.340939</text:p>
          </table:table-cell>
          <table:table-cell office:value-type="float" office:value="2.415865" calcext:value-type="float">
            <text:p>2.415865</text:p>
          </table:table-cell>
          <table:table-cell office:value-type="float" office:value="2.333993" calcext:value-type="float">
            <text:p>2.333993</text:p>
          </table:table-cell>
          <table:table-cell office:value-type="float" office:value="6.461488" calcext:value-type="float">
            <text:p>6.461488</text:p>
          </table:table-cell>
          <table:table-cell office:value-type="float" office:value="12.033975" calcext:value-type="float">
            <text:p>12.033975</text:p>
          </table:table-cell>
          <table:table-cell office:value-type="float" office:value="33.676954" calcext:value-type="float">
            <text:p>33.676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5" calcext:value-type="float">
            <text:p>5</text:p>
          </table:table-cell>
          <table:table-cell office:value-type="float" office:value="882053" calcext:value-type="float">
            <text:p>882053</text:p>
          </table:table-cell>
          <table:table-cell office:value-type="float" office:value="13079" calcext:value-type="float">
            <text:p>13079</text:p>
          </table:table-cell>
          <table:table-cell office:value-type="float" office:value="39883" calcext:value-type="float">
            <text:p>39883</text:p>
          </table:table-cell>
          <table:table-cell office:value-type="float" office:value="32572" calcext:value-type="float">
            <text:p>32572</text:p>
          </table:table-cell>
          <table:table-cell office:value-type="float" office:value="10.832033" calcext:value-type="float">
            <text:p>10.832033</text:p>
          </table:table-cell>
          <table:table-cell office:value-type="float" office:value="14.069093" calcext:value-type="float">
            <text:p>14.069093</text:p>
          </table:table-cell>
          <table:table-cell office:value-type="float" office:value="9.318603" calcext:value-type="float">
            <text:p>9.318603</text:p>
          </table:table-cell>
          <table:table-cell office:value-type="float" office:value="95.343107" calcext:value-type="float">
            <text:p>95.343107</text:p>
          </table:table-cell>
          <table:table-cell office:value-type="float" office:value="92.469029" calcext:value-type="float">
            <text:p>92.469029</text:p>
          </table:table-cell>
          <table:table-cell office:value-type="float" office:value="249.933324" calcext:value-type="float">
            <text:p>249.933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6" calcext:value-type="float">
            <text:p>6</text:p>
          </table:table-cell>
          <table:table-cell office:value-type="float" office:value="1766692" calcext:value-type="float">
            <text:p>1766692</text:p>
          </table:table-cell>
          <table:table-cell office:value-type="float" office:value="36169" calcext:value-type="float">
            <text:p>36169</text:p>
          </table:table-cell>
          <table:table-cell office:value-type="float" office:value="352372" calcext:value-type="float">
            <text:p>352372</text:p>
          </table:table-cell>
          <table:table-cell office:value-type="float" office:value="347913" calcext:value-type="float">
            <text:p>347913</text:p>
          </table:table-cell>
          <table:table-cell office:value-type="float" office:value="66.050701" calcext:value-type="float">
            <text:p>66.050701</text:p>
          </table:table-cell>
          <table:table-cell office:value-type="float" office:value="55.493123" calcext:value-type="float">
            <text:p>55.493123</text:p>
          </table:table-cell>
          <table:table-cell office:value-type="float" office:value="51.197995" calcext:value-type="float">
            <text:p>51.197995</text:p>
          </table:table-cell>
          <table:table-cell office:value-type="float" office:value="146.968661" calcext:value-type="float">
            <text:p>146.968661</text:p>
          </table:table-cell>
          <table:table-cell office:value-type="float" office:value="244.195344" calcext:value-type="float">
            <text:p>244.195344</text:p>
          </table:table-cell>
          <table:table-cell office:value-type="float" office:value="697.554718" calcext:value-type="float">
            <text:p>697.554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7" calcext:value-type="float">
            <text:p>7</text:p>
          </table:table-cell>
          <table:table-cell office:value-type="float" office:value="31242687" calcext:value-type="float">
            <text:p>31242687</text:p>
          </table:table-cell>
          <table:table-cell office:value-type="float" office:value="362185" calcext:value-type="float">
            <text:p>362185</text:p>
          </table:table-cell>
          <table:table-cell office:value-type="float" office:value="1460572" calcext:value-type="float">
            <text:p>1460572</text:p>
          </table:table-cell>
          <table:table-cell office:value-type="float" office:value="1118379" calcext:value-type="float">
            <text:p>1118379</text:p>
          </table:table-cell>
          <table:table-cell office:value-type="float" office:value="257.224476" calcext:value-type="float">
            <text:p>257.224476</text:p>
          </table:table-cell>
          <table:table-cell office:value-type="float" office:value="477.391636" calcext:value-type="float">
            <text:p>477.391636</text:p>
          </table:table-cell>
          <table:table-cell office:value-type="float" office:value="280.554856" calcext:value-type="float">
            <text:p>280.554856</text:p>
          </table:table-cell>
          <table:table-cell office:value-type="float" office:value="2926.784339" calcext:value-type="float">
            <text:p>2926.784339</text:p>
          </table:table-cell>
          <table:table-cell office:value-type="float" office:value="2555.583521" calcext:value-type="float">
            <text:p>2555.583521</text:p>
          </table:table-cell>
          <table:table-cell office:value-type="float" office:value="7291.829331" calcext:value-type="float">
            <text:p>7291.829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8" calcext:value-type="float">
            <text:p>8</text:p>
          </table:table-cell>
          <table:table-cell office:value-type="float" office:value="64605126" calcext:value-type="float">
            <text:p>64605126</text:p>
          </table:table-cell>
          <table:table-cell office:value-type="float" office:value="1041343" calcext:value-type="float">
            <text:p>1041343</text:p>
          </table:table-cell>
          <table:table-cell office:value-type="float" office:value="11467965" calcext:value-type="float">
            <text:p>11467965</text:p>
          </table:table-cell>
          <table:table-cell office:value-type="float" office:value="11047243" calcext:value-type="float">
            <text:p>11047243</text:p>
          </table:table-cell>
          <table:table-cell office:value-type="float" office:value="2200.098239" calcext:value-type="float">
            <text:p>2200.098239</text:p>
          </table:table-cell>
          <table:table-cell office:value-type="float" office:value="2123.51984" calcext:value-type="float">
            <text:p>2123.51984</text:p>
          </table:table-cell>
          <table:table-cell office:value-type="float" office:value="1823.097233" calcext:value-type="float">
            <text:p>1823.097233</text:p>
          </table:table-cell>
          <table:table-cell office:value-type="float" office:value="5982.046327" calcext:value-type="float">
            <text:p>5982.046327</text:p>
          </table:table-cell>
          <table:table-cell office:value-type="float" office:value="8775.76186" calcext:value-type="float">
            <text:p>8775.76186</text:p>
          </table:table-cell>
          <table:table-cell office:value-type="float" office:value="25613.947781" calcext:value-type="float">
            <text:p>25613.947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9" calcext:value-type="float">
            <text:p>9</text:p>
          </table:table-cell>
          <table:table-cell office:value-type="float" office:value="1197144081" calcext:value-type="float">
            <text:p>1197144081</text:p>
          </table:table-cell>
          <table:table-cell office:value-type="float" office:value="11370287" calcext:value-type="float">
            <text:p>11370287</text:p>
          </table:table-cell>
          <table:table-cell office:value-type="float" office:value="59554126" calcext:value-type="float">
            <text:p>59554126</text:p>
          </table:table-cell>
          <table:table-cell office:value-type="float" office:value="44056440" calcext:value-type="float">
            <text:p>44056440</text:p>
          </table:table-cell>
          <table:table-cell office:value-type="float" office:value="7918.987314" calcext:value-type="float">
            <text:p>7918.987314</text:p>
          </table:table-cell>
          <table:table-cell office:value-type="float" office:value="19222.490772" calcext:value-type="float">
            <text:p>19222.490772</text:p>
          </table:table-cell>
          <table:table-cell office:value-type="float" office:value="10446.746467" calcext:value-type="float">
            <text:p>10446.746467</text:p>
          </table:table-cell>
          <table:table-cell office:value-type="float" office:value="104436.014584" calcext:value-type="float">
            <text:p>104436.014584</text:p>
          </table:table-cell>
          <table:table-cell office:value-type="float" office:value="69997.996245" calcext:value-type="float">
            <text:p>69997.996245</text:p>
          </table:table-cell>
          <table:table-cell office:value-type="float" office:value="241130.175727" calcext:value-type="float">
            <text:p>241130.17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 pat</text:p>
          </table:table-cell>
          <table:table-cell office:value-type="float" office:value="10" calcext:value-type="float">
            <text:p>10</text:p>
          </table:table-cell>
          <table:table-cell office:value-type="float" office:value="2576138500" calcext:value-type="float">
            <text:p>2576138500</text:p>
          </table:table-cell>
          <table:table-cell office:value-type="float" office:value="34227267" calcext:value-type="float">
            <text:p>34227267</text:p>
          </table:table-cell>
          <table:table-cell office:value-type="float" office:value="408661184" calcext:value-type="float">
            <text:p>408661184</text:p>
          </table:table-cell>
          <table:table-cell office:value-type="float" office:value="385538578" calcext:value-type="float">
            <text:p>385538578</text:p>
          </table:table-cell>
          <table:table-cell office:value-type="float" office:value="66807.098089" calcext:value-type="float">
            <text:p>66807.098089</text:p>
          </table:table-cell>
          <table:table-cell office:value-type="float" office:value="73767.169579" calcext:value-type="float">
            <text:p>73767.169579</text:p>
          </table:table-cell>
          <table:table-cell office:value-type="float" office:value="59402.382343" calcext:value-type="float">
            <text:p>59402.382343</text:p>
          </table:table-cell>
          <table:table-cell office:value-type="float" office:value="220662.933798" calcext:value-type="float">
            <text:p>220662.933798</text:p>
          </table:table-cell>
          <table:table-cell office:value-type="float" office:value="287076.880731" calcext:value-type="float">
            <text:p>287076.880731</text:p>
          </table:table-cell>
          <table:table-cell office:value-type="float" office:value="861476.188919" calcext:value-type="float">
            <text:p>861476.188919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</table:table-row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  <table:table-cell/>
          <table:table-cell office:value-type="float" office:value="2200.098239" calcext:value-type="float">
            <text:p>2200.098239</text:p>
          </table:table-cell>
          <table:table-cell office:value-type="float" office:value="2123.51984" calcext:value-type="float">
            <text:p>2123.51984</text:p>
          </table:table-cell>
          <table:table-cell office:value-type="float" office:value="1823.097233" calcext:value-type="float">
            <text:p>1823.097233</text:p>
          </table:table-cell>
          <table:table-cell office:value-type="float" office:value="5982.046327" calcext:value-type="float">
            <text:p>5982.046327</text:p>
          </table:table-cell>
          <table:table-cell office:value-type="float" office:value="8775.76186" calcext:value-type="float">
            <text:p>8775.76186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0.021202" calcext:value-type="float">
            <text:p>0.021202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1.06196" calcext:value-type="float">
            <text:p>1.06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0.066192" calcext:value-type="float">
            <text:p>0.066192</text:p>
          </table:table-cell>
          <table:table-cell office:value-type="float" office:value="0.044631" calcext:value-type="float">
            <text:p>0.044631</text:p>
          </table:table-cell>
          <table:table-cell office:value-type="float" office:value="0.176133" calcext:value-type="float">
            <text:p>0.176133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122984" calcext:value-type="float">
            <text:p>0.122984</text:p>
          </table:table-cell>
          <table:table-cell office:value-type="float" office:value="1.351032" calcext:value-type="float">
            <text:p>1.351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2" calcext:value-type="float">
            <text:p>2</text:p>
          </table:table-cell>
          <table:table-cell office:value-type="float" office:value="8848" calcext:value-type="float">
            <text:p>8848</text:p>
          </table:table-cell>
          <table:table-cell office:value-type="float" office:value="153" calcext:value-type="float">
            <text:p>15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0.489249" calcext:value-type="float">
            <text:p>0.489249</text:p>
          </table:table-cell>
          <table:table-cell office:value-type="float" office:value="0.298107" calcext:value-type="float">
            <text:p>0.298107</text:p>
          </table:table-cell>
          <table:table-cell office:value-type="float" office:value="1.309938" calcext:value-type="float">
            <text:p>1.309938</text:p>
          </table:table-cell>
          <table:table-cell office:value-type="float" office:value="0.992991" calcext:value-type="float">
            <text:p>0.992991</text:p>
          </table:table-cell>
          <table:table-cell office:value-type="float" office:value="0.949315" calcext:value-type="float">
            <text:p>0.949315</text:p>
          </table:table-cell>
          <table:table-cell office:value-type="float" office:value="5.345894" calcext:value-type="float">
            <text:p>5.345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3" calcext:value-type="float">
            <text:p>3</text:p>
          </table:table-cell>
          <table:table-cell office:value-type="float" office:value="151077" calcext:value-type="float">
            <text:p>151077</text:p>
          </table:table-cell>
          <table:table-cell office:value-type="float" office:value="1838" calcext:value-type="float">
            <text:p>1838</text:p>
          </table:table-cell>
          <table:table-cell office:value-type="float" office:value="11331" calcext:value-type="float">
            <text:p>11331</text:p>
          </table:table-cell>
          <table:table-cell office:value-type="float" office:value="9338" calcext:value-type="float">
            <text:p>9338</text:p>
          </table:table-cell>
          <table:table-cell office:value-type="float" office:value="3.351977" calcext:value-type="float">
            <text:p>3.351977</text:p>
          </table:table-cell>
          <table:table-cell office:value-type="float" office:value="3.032173" calcext:value-type="float">
            <text:p>3.032173</text:p>
          </table:table-cell>
          <table:table-cell office:value-type="float" office:value="9.908336" calcext:value-type="float">
            <text:p>9.908336</text:p>
          </table:table-cell>
          <table:table-cell office:value-type="float" office:value="14.949966" calcext:value-type="float">
            <text:p>14.949966</text:p>
          </table:table-cell>
          <table:table-cell office:value-type="float" office:value="11.336489" calcext:value-type="float">
            <text:p>11.336489</text:p>
          </table:table-cell>
          <table:table-cell office:value-type="float" office:value="49.457832" calcext:value-type="float">
            <text:p>49.457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4" calcext:value-type="float">
            <text:p>4</text:p>
          </table:table-cell>
          <table:table-cell office:value-type="float" office:value="1194240" calcext:value-type="float">
            <text:p>1194240</text:p>
          </table:table-cell>
          <table:table-cell office:value-type="float" office:value="13123" calcext:value-type="float">
            <text:p>13123</text:p>
          </table:table-cell>
          <table:table-cell office:value-type="float" office:value="122777" calcext:value-type="float">
            <text:p>122777</text:p>
          </table:table-cell>
          <table:table-cell office:value-type="float" office:value="107196" calcext:value-type="float">
            <text:p>107196</text:p>
          </table:table-cell>
          <table:table-cell office:value-type="float" office:value="30.078865" calcext:value-type="float">
            <text:p>30.078865</text:p>
          </table:table-cell>
          <table:table-cell office:value-type="float" office:value="30.559625" calcext:value-type="float">
            <text:p>30.559625</text:p>
          </table:table-cell>
          <table:table-cell office:value-type="float" office:value="92.396537" calcext:value-type="float">
            <text:p>92.396537</text:p>
          </table:table-cell>
          <table:table-cell office:value-type="float" office:value="116.046941" calcext:value-type="float">
            <text:p>116.046941</text:p>
          </table:table-cell>
          <table:table-cell office:value-type="float" office:value="108.049083" calcext:value-type="float">
            <text:p>108.049083</text:p>
          </table:table-cell>
          <table:table-cell office:value-type="float" office:value="436.360693" calcext:value-type="float">
            <text:p>436.360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5" calcext:value-type="float">
            <text:p>5</text:p>
          </table:table-cell>
          <table:table-cell office:value-type="float" office:value="10728317" calcext:value-type="float">
            <text:p>10728317</text:p>
          </table:table-cell>
          <table:table-cell office:value-type="float" office:value="79419" calcext:value-type="float">
            <text:p>79419</text:p>
          </table:table-cell>
          <table:table-cell office:value-type="float" office:value="709069" calcext:value-type="float">
            <text:p>709069</text:p>
          </table:table-cell>
          <table:table-cell office:value-type="float" office:value="548329" calcext:value-type="float">
            <text:p>548329</text:p>
          </table:table-cell>
          <table:table-cell office:value-type="float" office:value="126.158842" calcext:value-type="float">
            <text:p>126.158842</text:p>
          </table:table-cell>
          <table:table-cell office:value-type="float" office:value="200.880479" calcext:value-type="float">
            <text:p>200.880479</text:p>
          </table:table-cell>
          <table:table-cell office:value-type="float" office:value="496.253675" calcext:value-type="float">
            <text:p>496.253675</text:p>
          </table:table-cell>
          <table:table-cell office:value-type="float" office:value="903.105794" calcext:value-type="float">
            <text:p>903.105794</text:p>
          </table:table-cell>
          <table:table-cell office:value-type="float" office:value="539.015301" calcext:value-type="float">
            <text:p>539.015301</text:p>
          </table:table-cell>
          <table:table-cell office:value-type="float" office:value="2583.574681" calcext:value-type="float">
            <text:p>2583.57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6" calcext:value-type="float">
            <text:p>6</text:p>
          </table:table-cell>
          <table:table-cell office:value-type="float" office:value="69686496" calcext:value-type="float">
            <text:p>69686496</text:p>
          </table:table-cell>
          <table:table-cell office:value-type="float" office:value="571159" calcext:value-type="float">
            <text:p>571159</text:p>
          </table:table-cell>
          <table:table-cell office:value-type="float" office:value="6120895" calcext:value-type="float">
            <text:p>6120895</text:p>
          </table:table-cell>
          <table:table-cell office:value-type="float" office:value="5170834" calcext:value-type="float">
            <text:p>5170834</text:p>
          </table:table-cell>
          <table:table-cell office:value-type="float" office:value="1100.918703" calcext:value-type="float">
            <text:p>1100.918703</text:p>
          </table:table-cell>
          <table:table-cell office:value-type="float" office:value="1556.128614" calcext:value-type="float">
            <text:p>1556.128614</text:p>
          </table:table-cell>
          <table:table-cell office:value-type="float" office:value="3951.581302" calcext:value-type="float">
            <text:p>3951.581302</text:p>
          </table:table-cell>
          <table:table-cell office:value-type="float" office:value="5864.103271" calcext:value-type="float">
            <text:p>5864.103271</text:p>
          </table:table-cell>
          <table:table-cell office:value-type="float" office:value="5374.466978" calcext:value-type="float">
            <text:p>5374.466978</text:p>
          </table:table-cell>
          <table:table-cell office:value-type="float" office:value="20417.779872" calcext:value-type="float">
            <text:p>20417.779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7" calcext:value-type="float">
            <text:p>7</text:p>
          </table:table-cell>
          <table:table-cell office:value-type="float" office:value="735677253" calcext:value-type="float">
            <text:p>735677253</text:p>
          </table:table-cell>
          <table:table-cell office:value-type="float" office:value="4395895" calcext:value-type="float">
            <text:p>4395895</text:p>
          </table:table-cell>
          <table:table-cell office:value-type="float" office:value="47123568" calcext:value-type="float">
            <text:p>47123568</text:p>
          </table:table-cell>
          <table:table-cell office:value-type="float" office:value="36267612" calcext:value-type="float">
            <text:p>36267612</text:p>
          </table:table-cell>
          <table:table-cell office:value-type="float" office:value="6871.898335" calcext:value-type="float">
            <text:p>6871.898335</text:p>
          </table:table-cell>
          <table:table-cell office:value-type="float" office:value="14595.272408" calcext:value-type="float">
            <text:p>14595.272408</text:p>
          </table:table-cell>
          <table:table-cell office:value-type="float" office:value="31470.202212" calcext:value-type="float">
            <text:p>31470.202212</text:p>
          </table:table-cell>
          <table:table-cell office:value-type="float" office:value="61913.952099" calcext:value-type="float">
            <text:p>61913.952099</text:p>
          </table:table-cell>
          <table:table-cell office:value-type="float" office:value="37030.443631" calcext:value-type="float">
            <text:p>37030.443631</text:p>
          </table:table-cell>
          <table:table-cell office:value-type="float" office:value="171991.360432" calcext:value-type="float">
            <text:p>171991.360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8" calcext:value-type="float">
            <text:p>8</text:p>
          </table:table-cell>
          <table:table-cell office:value-type="float" office:value="5271754324" calcext:value-type="float">
            <text:p>5271754324</text:p>
          </table:table-cell>
          <table:table-cell office:value-type="float" office:value="33556059" calcext:value-type="float">
            <text:p>33556059</text:p>
          </table:table-cell>
          <table:table-cell office:value-type="float" office:value="411833741" calcext:value-type="float">
            <text:p>411833741</text:p>
          </table:table-cell>
          <table:table-cell office:value-type="float" office:value="337190539" calcext:value-type="float">
            <text:p>337190539</text:p>
          </table:table-cell>
          <table:table-cell office:value-type="float" office:value="62954.91704" calcext:value-type="float">
            <text:p>62954.91704</text:p>
          </table:table-cell>
          <table:table-cell office:value-type="float" office:value="116871.390388" calcext:value-type="float">
            <text:p>116871.390388</text:p>
          </table:table-cell>
          <table:table-cell office:value-type="float" office:value="262160.630363" calcext:value-type="float">
            <text:p>262160.630363</text:p>
          </table:table-cell>
          <table:table-cell office:value-type="float" office:value="442787.873033" calcext:value-type="float">
            <text:p>442787.873033</text:p>
          </table:table-cell>
          <table:table-cell office:value-type="float" office:value="384357.287738" calcext:value-type="float">
            <text:p>384357.287738</text:p>
          </table:table-cell>
          <table:table-cell office:value-type="float" office:value="1436412.569437" calcext:value-type="float">
            <text:p>1436412.569437</text:p>
          </table:table-cell>
          <table:table-cell table:formula="of:=[.L24]-[.L10]" office:value-type="float" office:value="1410798.621656" calcext:value-type="float">
            <text:p>1410798.621656</text:p>
          </table:table-cell>
          <table:table-cell/>
          <table:table-cell office:value-type="float" office:value="1410798.621656" calcext:value-type="float">
            <text:p>1410798.621656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sic mobilty</text:p>
          </table:table-cell>
          <table:table-cell office:value-type="string" calcext:value-type="string">
            <text:p>Stand pat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sitions_generated</text:p>
          </table:table-cell>
          <table:table-cell office:value-type="string" calcext:value-type="string">
            <text:p>Unterschied</text:p>
          </table:table-cell>
          <table:table-cell table:number-columns-repeated="3"/>
          <table:table-cell table:number-columns-repeated="2" office:value-type="string" calcext:value-type="string">
            <text:p>evaluation_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[.C29]-[.D29]" office:value-type="float" office:value="80" calcext:value-type="float">
            <text:p>80</text:p>
          </table:table-cell>
          <table:table-cell office:value-type="string" calcext:value-type="string">
            <text:p>Basic mobilty</text:p>
          </table:table-cell>
          <table:table-cell office:value-type="string" calcext:value-type="string">
            <text:p>Stand pat</text:p>
          </table:table-cell>
          <table:table-cell/>
          <table:table-cell office:value-type="string" calcext:value-type="string">
            <text:p>Basic mobilty</text:p>
          </table:table-cell>
          <table:table-cell office:value-type="string" calcext:value-type="string">
            <text:p>Stand pa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953" calcext:value-type="float">
            <text:p>953</text:p>
          </table:table-cell>
          <table:table-cell table:formula="of:=[.C30]-[.D30]" office:value-type="float" office:value="1094" calcext:value-type="float">
            <text:p>109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21202" calcext:value-type="float">
            <text:p>0.021202</text:p>
          </table:table-cell>
          <table:table-cell office:value-type="float" office:value="0.003842" calcext:value-type="float">
            <text:p>0.0038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48" calcext:value-type="float">
            <text:p>8848</text:p>
          </table:table-cell>
          <table:table-cell office:value-type="float" office:value="1866" calcext:value-type="float">
            <text:p>1866</text:p>
          </table:table-cell>
          <table:table-cell table:formula="of:=[.C31]-[.D31]" office:value-type="float" office:value="6982" calcext:value-type="float">
            <text:p>6982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76133" calcext:value-type="float">
            <text:p>0.176133</text:p>
          </table:table-cell>
          <table:table-cell office:value-type="float" office:value="0.011599" calcext:value-type="float">
            <text:p>0.0115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077" calcext:value-type="float">
            <text:p>151077</text:p>
          </table:table-cell>
          <table:table-cell office:value-type="float" office:value="27791" calcext:value-type="float">
            <text:p>27791</text:p>
          </table:table-cell>
          <table:table-cell table:formula="of:=[.C32]-[.D32]" office:value-type="float" office:value="123286" calcext:value-type="float">
            <text:p>123286</text:p>
          </table:table-cell>
          <table:table-cell office:value-type="float" office:value="1301" calcext:value-type="float">
            <text:p>130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.309938" calcext:value-type="float">
            <text:p>1.309938</text:p>
          </table:table-cell>
          <table:table-cell office:value-type="float" office:value="0.086691" calcext:value-type="float">
            <text:p>0.0866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4240" calcext:value-type="float">
            <text:p>1194240</text:p>
          </table:table-cell>
          <table:table-cell office:value-type="float" office:value="54317" calcext:value-type="float">
            <text:p>54317</text:p>
          </table:table-cell>
          <table:table-cell table:formula="of:=[.C33]-[.D33]" office:value-type="float" office:value="1139923" calcext:value-type="float">
            <text:p>1139923</text:p>
          </table:table-cell>
          <table:table-cell office:value-type="float" office:value="9338" calcext:value-type="float">
            <text:p>9338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.908336" calcext:value-type="float">
            <text:p>9.908336</text:p>
          </table:table-cell>
          <table:table-cell office:value-type="float" office:value="0.330624" calcext:value-type="float">
            <text:p>0.3306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28317" calcext:value-type="float">
            <text:p>10728317</text:p>
          </table:table-cell>
          <table:table-cell office:value-type="float" office:value="882053" calcext:value-type="float">
            <text:p>882053</text:p>
          </table:table-cell>
          <table:table-cell table:formula="of:=[.C34]-[.D34]" office:value-type="float" office:value="9846264" calcext:value-type="float">
            <text:p>9846264</text:p>
          </table:table-cell>
          <table:table-cell office:value-type="float" office:value="107196" calcext:value-type="float">
            <text:p>107196</text:p>
          </table:table-cell>
          <table:table-cell office:value-type="float" office:value="12304" calcext:value-type="float">
            <text:p>12304</text:p>
          </table:table-cell>
          <table:table-cell/>
          <table:table-cell office:value-type="float" office:value="92.396537" calcext:value-type="float">
            <text:p>92.396537</text:p>
          </table:table-cell>
          <table:table-cell office:value-type="float" office:value="2.333993" calcext:value-type="float">
            <text:p>2.3339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686496" calcext:value-type="float">
            <text:p>69686496</text:p>
          </table:table-cell>
          <table:table-cell office:value-type="float" office:value="1766692" calcext:value-type="float">
            <text:p>1766692</text:p>
          </table:table-cell>
          <table:table-cell table:formula="of:=[.C35]-[.D35]" office:value-type="float" office:value="67919804" calcext:value-type="float">
            <text:p>67919804</text:p>
          </table:table-cell>
          <table:table-cell office:value-type="float" office:value="548329" calcext:value-type="float">
            <text:p>548329</text:p>
          </table:table-cell>
          <table:table-cell office:value-type="float" office:value="32572" calcext:value-type="float">
            <text:p>32572</text:p>
          </table:table-cell>
          <table:table-cell/>
          <table:table-cell office:value-type="float" office:value="496.253675" calcext:value-type="float">
            <text:p>496.253675</text:p>
          </table:table-cell>
          <table:table-cell office:value-type="float" office:value="9.318603" calcext:value-type="float">
            <text:p>9.318603</text:p>
          </table:table-cell>
          <table:table-cell table:number-columns-repeated="3"/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</table:table-row>
        <table:table-row table:style-name="ro1">
          <table:table-cell table:number-columns-repeated="2"/>
          <table:table-cell office:value-type="float" office:value="735677253" calcext:value-type="float">
            <text:p>735677253</text:p>
          </table:table-cell>
          <table:table-cell office:value-type="float" office:value="31242687" calcext:value-type="float">
            <text:p>31242687</text:p>
          </table:table-cell>
          <table:table-cell table:formula="of:=[.C36]-[.D36]" office:value-type="float" office:value="704434566" calcext:value-type="float">
            <text:p>704434566</text:p>
          </table:table-cell>
          <table:table-cell office:value-type="float" office:value="5170834" calcext:value-type="float">
            <text:p>5170834</text:p>
          </table:table-cell>
          <table:table-cell office:value-type="float" office:value="347913" calcext:value-type="float">
            <text:p>347913</text:p>
          </table:table-cell>
          <table:table-cell/>
          <table:table-cell office:value-type="float" office:value="3951.581302" calcext:value-type="float">
            <text:p>3951.581302</text:p>
          </table:table-cell>
          <table:table-cell office:value-type="float" office:value="51.197995" calcext:value-type="float">
            <text:p>51.197995</text:p>
          </table:table-cell>
          <table:table-cell table:number-columns-repeated="2"/>
          <table:table-cell office:value-type="string" calcext:value-type="string">
            <text:p>Basic mobilty</text:p>
          </table:table-cell>
          <table:table-cell office:value-type="float" office:value="62954.91704" calcext:value-type="float">
            <text:p>62954.91704</text:p>
          </table:table-cell>
          <table:table-cell office:value-type="float" office:value="116871.390388" calcext:value-type="float">
            <text:p>116871.390388</text:p>
          </table:table-cell>
          <table:table-cell office:value-type="float" office:value="262160.630363" calcext:value-type="float">
            <text:p>262160.630363</text:p>
          </table:table-cell>
          <table:table-cell office:value-type="float" office:value="442787.873033" calcext:value-type="float">
            <text:p>442787.873033</text:p>
          </table:table-cell>
          <table:table-cell office:value-type="float" office:value="384357.287738" calcext:value-type="float">
            <text:p>384357.287738</text:p>
          </table:table-cell>
        </table:table-row>
        <table:table-row table:style-name="ro1">
          <table:table-cell table:number-columns-repeated="2"/>
          <table:table-cell office:value-type="float" office:value="5271754324" calcext:value-type="float">
            <text:p>5271754324</text:p>
          </table:table-cell>
          <table:table-cell office:value-type="float" office:value="64605126" calcext:value-type="float">
            <text:p>64605126</text:p>
          </table:table-cell>
          <table:table-cell table:formula="of:=[.C37]-[.D37]" office:value-type="float" office:value="5207149198" calcext:value-type="float">
            <text:p>5207149198</text:p>
          </table:table-cell>
          <table:table-cell office:value-type="float" office:value="36267612" calcext:value-type="float">
            <text:p>36267612</text:p>
          </table:table-cell>
          <table:table-cell office:value-type="float" office:value="1118379" calcext:value-type="float">
            <text:p>1118379</text:p>
          </table:table-cell>
          <table:table-cell/>
          <table:table-cell office:value-type="float" office:value="31470.202212" calcext:value-type="float">
            <text:p>31470.202212</text:p>
          </table:table-cell>
          <table:table-cell office:value-type="float" office:value="280.554856" calcext:value-type="float">
            <text:p>280.554856</text:p>
          </table:table-cell>
          <table:table-cell table:number-columns-repeated="2"/>
          <table:table-cell office:value-type="string" calcext:value-type="string">
            <text:p>Stand pat</text:p>
          </table:table-cell>
          <table:table-cell office:value-type="float" office:value="2200.098239" calcext:value-type="float">
            <text:p>2200.098239</text:p>
          </table:table-cell>
          <table:table-cell office:value-type="float" office:value="2123.51984" calcext:value-type="float">
            <text:p>2123.51984</text:p>
          </table:table-cell>
          <table:table-cell office:value-type="float" office:value="1823.097233" calcext:value-type="float">
            <text:p>1823.097233</text:p>
          </table:table-cell>
          <table:table-cell office:value-type="float" office:value="5982.046327" calcext:value-type="float">
            <text:p>5982.046327</text:p>
          </table:table-cell>
          <table:table-cell office:value-type="float" office:value="8775.76186" calcext:value-type="float">
            <text:p>8775.76186</text:p>
          </table:table-cell>
        </table:table-row>
        <table:table-row table:style-name="ro1">
          <table:table-cell table:number-columns-repeated="3"/>
          <table:table-cell office:value-type="float" office:value="1197144081" calcext:value-type="float">
            <text:p>1197144081</text:p>
          </table:table-cell>
          <table:table-cell/>
          <table:table-cell office:value-type="float" office:value="337190539" calcext:value-type="float">
            <text:p>337190539</text:p>
          </table:table-cell>
          <table:table-cell office:value-type="float" office:value="11047243" calcext:value-type="float">
            <text:p>11047243</text:p>
          </table:table-cell>
          <table:table-cell/>
          <table:table-cell office:value-type="float" office:value="262160.630363" calcext:value-type="float">
            <text:p>262160.630363</text:p>
          </table:table-cell>
          <table:table-cell office:value-type="float" office:value="1823.097233" calcext:value-type="float">
            <text:p>1823.0972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76138500" calcext:value-type="float">
            <text:p>2576138500</text:p>
          </table:table-cell>
          <table:table-cell table:number-columns-repeated="2"/>
          <table:table-cell office:value-type="float" office:value="44056440" calcext:value-type="float">
            <text:p>44056440</text:p>
          </table:table-cell>
          <table:table-cell table:number-columns-repeated="2"/>
          <table:table-cell office:value-type="float" office:value="10446.746467" calcext:value-type="float">
            <text:p>10446.74646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85538578" calcext:value-type="float">
            <text:p>385538578</text:p>
          </table:table-cell>
          <table:table-cell table:number-columns-repeated="2"/>
          <table:table-cell office:value-type="float" office:value="59402.382343" calcext:value-type="float">
            <text:p>59402.38234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mal_search_entries</text:p>
          </table:table-cell>
          <table:table-cell table:number-columns-repeated="9"/>
          <table:table-cell office:value-type="string" calcext:value-type="string">
            <text:p>Unterschied:</text:p>
          </table:table-cell>
          <table:table-cell table:formula="of:=[.N15]/[.N36]" office:value-type="float" office:value="0.03494720257676" calcext:value-type="float">
            <text:p>0.03494720257676</text:p>
          </table:table-cell>
          <table:table-cell table:formula="of:=[.O15]/[.O36]" office:value-type="float" office:value="0.0181697148716221" calcext:value-type="float">
            <text:p>0.0181697148716221</text:p>
          </table:table-cell>
          <table:table-cell table:formula="of:=[.P15]/[.P36]" office:value-type="float" office:value="0.00695412286152827" calcext:value-type="float">
            <text:p>0.00695412286152827</text:p>
          </table:table-cell>
          <table:table-cell table:formula="of:=[.Q15]/[.Q36]" office:value-type="float" office:value="0.013509959715076" calcext:value-type="float">
            <text:p>0.013509959715076</text:p>
          </table:table-cell>
          <table:table-cell table:formula="of:=[.R15]/[.R36]" office:value-type="float" office:value="0.0228323024955418" calcext:value-type="float">
            <text:p>0.0228323024955418</text:p>
          </table:table-cell>
        </table:table-row>
        <table:table-row table:style-name="ro1">
          <table:table-cell/>
          <table:table-cell office:value-type="string" calcext:value-type="string">
            <text:p>Basic mobilty</text:p>
          </table:table-cell>
          <table:table-cell office:value-type="string" calcext:value-type="string">
            <text:p>Stand pat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524" calcext:value-type="float">
            <text:p>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123" calcext:value-type="float">
            <text:p>13123</text:p>
          </table:table-cell>
          <table:table-cell office:value-type="float" office:value="1419" calcext:value-type="float">
            <text:p>14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9419" calcext:value-type="float">
            <text:p>79419</text:p>
          </table:table-cell>
          <table:table-cell office:value-type="float" office:value="13079" calcext:value-type="float">
            <text:p>130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71159" calcext:value-type="float">
            <text:p>571159</text:p>
          </table:table-cell>
          <table:table-cell office:value-type="float" office:value="36169" calcext:value-type="float">
            <text:p>361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395895" calcext:value-type="float">
            <text:p>4395895</text:p>
          </table:table-cell>
          <table:table-cell office:value-type="float" office:value="362185" calcext:value-type="float">
            <text:p>3621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556059" calcext:value-type="float">
            <text:p>33556059</text:p>
          </table:table-cell>
          <table:table-cell office:value-type="float" office:value="1041343" calcext:value-type="float">
            <text:p>104134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370287" calcext:value-type="float">
            <text:p>1137028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4227267" calcext:value-type="float">
            <text:p>34227267</text:p>
          </table:table-cell>
          <table:table-cell table:number-columns-repeated="15"/>
        </table:table-row>
      </table:table>
      <table:table table:name="Sheet1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00:36:29.802060764</meta:creation-date>
    <dc:date>2025-07-10T01:20:09.884850822</dc:date>
    <meta:editing-duration>PT43M39S</meta:editing-duration>
    <meta:editing-cycles>5</meta:editing-cycles>
    <meta:generator>LibreOffice/7.4.7.2$Linux_X86_64 LibreOffice_project/40$Build-2</meta:generator>
    <meta:document-statistic meta:table-count="3" meta:cell-count="52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149cm" svg:y="3.205cm" style:legend-expansion="high" chart:style-name="ch2"/>
        <chart:plot-area chart:style-name="ch3" table:cell-range-address="'7_Stand pat'.N35:'7_Stand pat'.R36" chart:data-source-has-labels="row" svg:x="0.524cm" svg:y="0.074cm" svg:width="8.638cm" svg:height="8.639cm">
          <chart:coordinate-region svg:x="0.524cm" svg:y="0.075cm" svg:width="8.638cm" svg:height="8.638cm"/>
          <chart:axis chart:dimension="x" chart:name="primary-x" chart:style-name="ch4" chartooo:axis-type="auto">
            <chartooo:date-scale/>
            <chart:categories table:cell-range-address="'7_Stand pat'.N35:'7_Stand pat'.R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_Stand pat'.N36:'7_Stand pat'.R3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_time</text:p>
                <draw:g>
                  <svg:desc>'7_Stand pat'.N35:'7_Stand pat'.R35</svg:desc>
                </draw:g>
              </table:table-cell>
              <table:table-cell office:value-type="string">
                <text:p>q_search_time</text:p>
              </table:table-cell>
              <table:table-cell office:value-type="string">
                <text:p>evaluation_time</text:p>
              </table:table-cell>
              <table:table-cell office:value-type="string">
                <text:p>move_gen_time</text:p>
              </table:table-cell>
              <table:table-cell office:value-type="string">
                <text:p>move_ordering_time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62954.91704">
                <text:p>62954.91704</text:p>
                <draw:g>
                  <svg:desc>'7_Stand pat'.N36:'7_Stand pat'.R36</svg:desc>
                </draw:g>
              </table:table-cell>
              <table:table-cell office:value-type="float" office:value="116871.390388">
                <text:p>116871.390388</text:p>
              </table:table-cell>
              <table:table-cell office:value-type="float" office:value="262160.630363">
                <text:p>262160.630363</text:p>
              </table:table-cell>
              <table:table-cell office:value-type="float" office:value="442787.873033">
                <text:p>442787.873033</text:p>
              </table:table-cell>
              <table:table-cell office:value-type="float" office:value="384357.287738">
                <text:p>384357.287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77cm" svg:y="0.316cm" chart:style-name="ch2">
          <text:p>Stand pat</text:p>
        </chart:title>
        <chart:legend chart:legend-position="end" svg:x="11.985cm" svg:y="3.099cm" style:legend-expansion="custom" svg:width="3.641cm" svg:height="2.59cm" style:legend-expansion-aspect-ratio="1.40579150579151" chart:style-name="ch3"/>
        <chart:plot-area chart:style-name="ch4" table:cell-range-address="'7_Stand pat'.N14:'7_Stand pat'.R15" chart:data-source-has-labels="row" svg:x="1.864cm" svg:y="0.792cm" svg:width="7.542cm" svg:height="7.543cm">
          <chart:coordinate-region svg:x="1.864cm" svg:y="0.793cm" svg:width="7.542cm" svg:height="7.542cm"/>
          <chart:axis chart:dimension="x" chart:name="primary-x" chart:style-name="ch5" chartooo:axis-type="auto">
            <chartooo:date-scale/>
            <chart:categories table:cell-range-address="'7_Stand pat'.N14:'7_Stand pat'.R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7_Stand pat'.N15:'7_Stand pat'.R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_time</text:p>
                <draw:g>
                  <svg:desc>'7_Stand pat'.N14:'7_Stand pat'.R14</svg:desc>
                </draw:g>
              </table:table-cell>
              <table:table-cell office:value-type="string">
                <text:p>q_search_time</text:p>
              </table:table-cell>
              <table:table-cell office:value-type="string">
                <text:p>evaluation_time</text:p>
              </table:table-cell>
              <table:table-cell office:value-type="string">
                <text:p>move_gen_time</text:p>
              </table:table-cell>
              <table:table-cell office:value-type="string">
                <text:p>move_ordering_time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00.098239">
                <text:p>2200.098239</text:p>
                <draw:g>
                  <svg:desc>'7_Stand pat'.N15:'7_Stand pat'.R15</svg:desc>
                </draw:g>
              </table:table-cell>
              <table:table-cell office:value-type="float" office:value="2123.51984">
                <text:p>2123.51984</text:p>
              </table:table-cell>
              <table:table-cell office:value-type="float" office:value="1823.097233">
                <text:p>1823.097233</text:p>
              </table:table-cell>
              <table:table-cell office:value-type="float" office:value="5982.046327">
                <text:p>5982.046327</text:p>
              </table:table-cell>
              <table:table-cell office:value-type="float" office:value="8775.76186">
                <text:p>8775.76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49cm" svg:y="3.205cm" style:legend-expansion="high" chart:style-name="ch2"/>
        <chart:plot-area chart:style-name="ch3" table:cell-range-address="'7_Stand pat'.M35:'7_Stand pat'.R37" chart:data-source-has-labels="both" svg:x="0.047cm" svg:y="0.285cm" svg:width="11.508cm" svg:height="8.639cm">
          <chart:coordinate-region svg:x="1.171cm" svg:y="0.484cm" svg:width="10.384cm" svg:height="7.793cm"/>
          <chart:axis chart:dimension="x" chart:name="primary-x" chart:style-name="ch4" chartooo:axis-type="auto">
            <chartooo:date-scale/>
            <chart:categories table:cell-range-address="'7_Stand pat'.M36:'7_Stand pat'.M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_Stand pat'.N36:'7_Stand pat'.N37" chart:label-cell-address="'7_Stand pat'.N35:'7_Stand pat'.N35" chart:class="chart:bar">
            <chart:data-point chart:repeated="2"/>
          </chart:series>
          <chart:series chart:style-name="ch8" chart:values-cell-range-address="'7_Stand pat'.O36:'7_Stand pat'.O37" chart:label-cell-address="'7_Stand pat'.O35:'7_Stand pat'.O35" chart:class="chart:bar">
            <chart:data-point chart:repeated="2"/>
          </chart:series>
          <chart:series chart:style-name="ch9" chart:values-cell-range-address="'7_Stand pat'.P36:'7_Stand pat'.P37" chart:label-cell-address="'7_Stand pat'.P35:'7_Stand pat'.P35" chart:class="chart:bar">
            <chart:data-point chart:repeated="2"/>
          </chart:series>
          <chart:series chart:style-name="ch10" chart:values-cell-range-address="'7_Stand pat'.Q36:'7_Stand pat'.Q37" chart:label-cell-address="'7_Stand pat'.Q35:'7_Stand pat'.Q35" chart:class="chart:bar">
            <chart:data-point chart:repeated="2"/>
          </chart:series>
          <chart:series chart:style-name="ch11" chart:values-cell-range-address="'7_Stand pat'.R36:'7_Stand pat'.R37" chart:label-cell-address="'7_Stand pat'.R35:'7_Stand pat'.R3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_time</text:p>
                <draw:g>
                  <svg:desc>'7_Stand pat'.N35:'7_Stand pat'.N35</svg:desc>
                </draw:g>
              </table:table-cell>
              <table:table-cell office:value-type="string">
                <text:p>q_search_time</text:p>
                <draw:g>
                  <svg:desc>'7_Stand pat'.O35:'7_Stand pat'.O35</svg:desc>
                </draw:g>
              </table:table-cell>
              <table:table-cell office:value-type="string">
                <text:p>evaluation_time</text:p>
                <draw:g>
                  <svg:desc>'7_Stand pat'.P35:'7_Stand pat'.P35</svg:desc>
                </draw:g>
              </table:table-cell>
              <table:table-cell office:value-type="string">
                <text:p>move_gen_time</text:p>
                <draw:g>
                  <svg:desc>'7_Stand pat'.Q35:'7_Stand pat'.Q35</svg:desc>
                </draw:g>
              </table:table-cell>
              <table:table-cell office:value-type="string">
                <text:p>move_ordering_time</text:p>
                <draw:g>
                  <svg:desc>'7_Stand pat'.R35:'7_Stand pat'.R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 mobilty</text:p>
                <draw:g>
                  <svg:desc>'7_Stand pat'.M36:'7_Stand pat'.M37</svg:desc>
                </draw:g>
              </table:table-cell>
              <table:table-cell office:value-type="float" office:value="62954.91704">
                <text:p>62954.91704</text:p>
                <draw:g>
                  <svg:desc>'7_Stand pat'.N36:'7_Stand pat'.N37</svg:desc>
                </draw:g>
              </table:table-cell>
              <table:table-cell office:value-type="float" office:value="116871.390388">
                <text:p>116871.390388</text:p>
                <draw:g>
                  <svg:desc>'7_Stand pat'.O36:'7_Stand pat'.O37</svg:desc>
                </draw:g>
              </table:table-cell>
              <table:table-cell office:value-type="float" office:value="262160.630363">
                <text:p>262160.630363</text:p>
                <draw:g>
                  <svg:desc>'7_Stand pat'.P36:'7_Stand pat'.P37</svg:desc>
                </draw:g>
              </table:table-cell>
              <table:table-cell office:value-type="float" office:value="442787.873033">
                <text:p>442787.873033</text:p>
                <draw:g>
                  <svg:desc>'7_Stand pat'.Q36:'7_Stand pat'.Q37</svg:desc>
                </draw:g>
              </table:table-cell>
              <table:table-cell office:value-type="float" office:value="384357.287738">
                <text:p>384357.287738</text:p>
                <draw:g>
                  <svg:desc>'7_Stand pat'.R36:'7_Stand pat'.R37</svg:desc>
                </draw:g>
              </table:table-cell>
            </table:table-row>
            <table:table-row>
              <table:table-cell office:value-type="string">
                <text:p>Stand pat</text:p>
              </table:table-cell>
              <table:table-cell office:value-type="float" office:value="2200.098239">
                <text:p>2200.098239</text:p>
              </table:table-cell>
              <table:table-cell office:value-type="float" office:value="2123.51984">
                <text:p>2123.51984</text:p>
              </table:table-cell>
              <table:table-cell office:value-type="float" office:value="1823.097233">
                <text:p>1823.097233</text:p>
              </table:table-cell>
              <table:table-cell office:value-type="float" office:value="5982.046327">
                <text:p>5982.046327</text:p>
              </table:table-cell>
              <table:table-cell office:value-type="float" office:value="8775.76186">
                <text:p>8775.76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Stand Pat</text:p>
        </chart:title>
        <chart:legend chart:legend-position="end" svg:x="11.779cm" svg:y="3.952cm" style:legend-expansion="high" chart:style-name="ch3"/>
        <chart:plot-area chart:style-name="ch4" table:cell-range-address="'7_Stand pat'.D1:'7_Stand pat'.E10" chart:data-source-has-labels="row" svg:x="0.32cm" svg:y="1.275cm" svg:width="11.139cm" svg:height="7.545cm">
          <chart:coordinate-region svg:x="1.444cm" svg:y="1.475cm" svg:width="10.015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7_Stand pat'.D2:'7_Stand pat'.D10" chart:label-cell-address="'7_Stand pat'.D1:'7_Stand pat'.D1" chart:class="chart:bar">
            <chart:data-point chart:repeated="9"/>
          </chart:series>
          <chart:series chart:style-name="ch9" chart:values-cell-range-address="'7_Stand pat'.E2:'7_Stand pat'.E10" chart:label-cell-address="'7_Stand pat'.E1:'7_Stand pat'.E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_search_entries</text:p>
                <draw:g>
                  <svg:desc>'7_Stand pat'.D1:'7_Stand pat'.D1</svg:desc>
                </draw:g>
              </table:table-cell>
              <table:table-cell office:value-type="string">
                <text:p>q_search_entries</text:p>
                <draw:g>
                  <svg:desc>'7_Stand pat'.E1:'7_Stand pat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_Stand pat'.D2:'7_Stand pat'.D10</svg:desc>
                </draw:g>
              </table:table-cell>
              <table:table-cell office:value-type="float" office:value="20">
                <text:p>20</text:p>
                <draw:g>
                  <svg:desc>'7_Stand pat'.E2:'7_Stand pat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">
                <text:p>52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9">
                <text:p>1419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9">
                <text:p>13079</text:p>
              </table:table-cell>
              <table:table-cell office:value-type="float" office:value="39883">
                <text:p>3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69">
                <text:p>36169</text:p>
              </table:table-cell>
              <table:table-cell office:value-type="float" office:value="352372">
                <text:p>352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185">
                <text:p>362185</text:p>
              </table:table-cell>
              <table:table-cell office:value-type="float" office:value="1460572">
                <text:p>1460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343">
                <text:p>1041343</text:p>
              </table:table-cell>
              <table:table-cell office:value-type="float" office:value="11467965">
                <text:p>11467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6.531cm" svg:y="0.184cm" chart:style-name="ch2">
          <text:p>Basic Mobility</text:p>
        </chart:title>
        <chart:legend chart:legend-position="end" svg:x="11.783cm" svg:y="3.955cm" style:legend-expansion="high" chart:style-name="ch3"/>
        <chart:plot-area chart:style-name="ch4" table:cell-range-address="'7_Stand pat'.D15:'7_Stand pat'.E24" chart:data-source-has-labels="row" svg:x="0.32cm" svg:y="1.275cm" svg:width="11.143cm" svg:height="7.551cm">
          <chart:coordinate-region svg:x="1.444cm" svg:y="1.474cm" svg:width="10.019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7_Stand pat'.D16:'7_Stand pat'.D24" chart:label-cell-address="'7_Stand pat'.D15:'7_Stand pat'.D15" chart:class="chart:bar">
            <chart:data-point chart:repeated="9"/>
          </chart:series>
          <chart:series chart:style-name="ch9" chart:values-cell-range-address="'7_Stand pat'.E16:'7_Stand pat'.E24" chart:label-cell-address="'7_Stand pat'.E15:'7_Stand pat'.E1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_search_entries</text:p>
                <draw:g>
                  <svg:desc>'7_Stand pat'.D15:'7_Stand pat'.D15</svg:desc>
                </draw:g>
              </table:table-cell>
              <table:table-cell office:value-type="string">
                <text:p>q_search_entries</text:p>
                <draw:g>
                  <svg:desc>'7_Stand pat'.E15:'7_Stand pat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_Stand pat'.D16:'7_Stand pat'.D24</svg:desc>
                </draw:g>
              </table:table-cell>
              <table:table-cell office:value-type="float" office:value="20">
                <text:p>20</text:p>
                <draw:g>
                  <svg:desc>'7_Stand pat'.E16:'7_Stand pat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">
                <text:p>1838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3">
                <text:p>13123</text:p>
              </table:table-cell>
              <table:table-cell office:value-type="float" office:value="122777">
                <text:p>12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419">
                <text:p>79419</text:p>
              </table:table-cell>
              <table:table-cell office:value-type="float" office:value="709069">
                <text:p>709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159">
                <text:p>571159</text:p>
              </table:table-cell>
              <table:table-cell office:value-type="float" office:value="6120895">
                <text:p>6120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5895">
                <text:p>4395895</text:p>
              </table:table-cell>
              <table:table-cell office:value-type="float" office:value="47123568">
                <text:p>47123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56059">
                <text:p>33556059</text:p>
              </table:table-cell>
              <table:table-cell office:value-type="float" office:value="411833741">
                <text:p>411833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normal search entries</text:p>
        </chart:title>
        <chart:legend chart:legend-position="end" svg:x="13.155cm" svg:y="3.952cm" style:legend-expansion="high" chart:style-name="ch3"/>
        <chart:plot-area chart:style-name="ch4" table:cell-range-address="'7_Stand pat'.B43:'7_Stand pat'.C52" chart:data-source-has-labels="row" svg:x="-1.124cm" svg:y="1.005cm" svg:width="12.514cm" svg:height="8.639cm">
          <chart:coordinate-region svg:x="0cm" svg:y="1.204cm" svg:width="11.39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7_Stand pat'.B44:'7_Stand pat'.B52" chart:label-cell-address="'7_Stand pat'.B43:'7_Stand pat'.B43" chart:class="chart:bar">
            <chart:data-point chart:repeated="9"/>
          </chart:series>
          <chart:series chart:style-name="ch9" chart:values-cell-range-address="'7_Stand pat'.C44:'7_Stand pat'.C52" chart:label-cell-address="'7_Stand pat'.C43:'7_Stand pat'.C43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 mobilty</text:p>
                <draw:g>
                  <svg:desc>'7_Stand pat'.B43:'7_Stand pat'.B43</svg:desc>
                </draw:g>
              </table:table-cell>
              <table:table-cell office:value-type="string">
                <text:p>Stand pat</text:p>
                <draw:g>
                  <svg:desc>'7_Stand pat'.C43:'7_Stand pat'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_Stand pat'.B44:'7_Stand pat'.B52</svg:desc>
                </draw:g>
              </table:table-cell>
              <table:table-cell office:value-type="float" office:value="1">
                <text:p>1</text:p>
                <draw:g>
                  <svg:desc>'7_Stand pat'.C44:'7_Stand pat'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">
                <text:p>183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3">
                <text:p>13123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419">
                <text:p>79419</text:p>
              </table:table-cell>
              <table:table-cell office:value-type="float" office:value="13079">
                <text:p>13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159">
                <text:p>571159</text:p>
              </table:table-cell>
              <table:table-cell office:value-type="float" office:value="36169">
                <text:p>36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5895">
                <text:p>4395895</text:p>
              </table:table-cell>
              <table:table-cell office:value-type="float" office:value="362185">
                <text:p>362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56059">
                <text:p>33556059</text:p>
              </table:table-cell>
              <table:table-cell office:value-type="float" office:value="1041343">
                <text:p>10413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